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a4c" officeooo:paragraph-rsid="001a5a4c"/>
    </style:style>
    <style:style style:name="P2" style:family="paragraph" style:parent-style-name="Standard">
      <style:text-properties officeooo:rsid="001b4138" officeooo:paragraph-rsid="001b4138"/>
    </style:style>
    <style:style style:name="T1" style:family="text">
      <style:text-properties officeooo:rsid="001b4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дна из терий старения – хроническое воспаление, не вызванное инфекцией, а вызванное мусором, накапливающимся в организме. Обычно воспаления происходят быстро и остро и представляют собой реакцию врожденного иммунитета на потенциальные патогены; с возрастом, однако, воспаление может приносить вред.</text:p>
      <text:p text:style-name="P1">Каковы причины?</text:p>
      <text:p text:style-name="P1">DUMP – disintegrated unused molecular particles? Вредные невыведенные продукты обмена, много разных компонентов.</text:p>
      <text:p text:style-name="P1">Эпигенетические причины – меняется активность считывания с генов. Гены, соответствующие старению, считываются чаще, а гены, соответствующие борьбе со старением, считываются реже. Важный пример – NF-kB и FOXO. Первый является провоспалительным белком – то есть способствует протеканию хронического воспаления, и его активность повышается; FOXO же, напротив, является противовоспалительным, и его активность снижается.</text:p>
      <text:p text:style-name="P2">Также стоит отметить накопление соединений с активной формой кислорода (ROS). </text:p>
      <text:p text:style-name="P1">Могут возникать проблемы с гипоталамусом. Гипоталамус – отдел мозга, связывающий эндокринную и нервную систему. В функции гипоталамуса включаются рост, развитие организма, регуляция сна и аппетита. Посредством разного рода веществ гипоталамус считывает состояние желудка, поджелудочной железы, жировой ткани и прочих частей организма. </text:p>
      <text:p text:style-name="P1">С возрастом воспаление может возникать в микроглии – клетках мозга, <text:span text:style-name="T1">отвечающих за … эмм… починку поломок? В микроглии усиливается производство NF-kB, и воспаление перекидывается на гипоталамус. Гипоталамус перестает уметь хорошо вырабатывать гонадотропин, ответственный за фертильность.</text:span></text:p>
      <text:p text:style-name="P1">Митохондрии.</text:p>
      <text:p text:style-name="P1">Причины причин.</text:p>
      <text:p text:style-name="P1">Матрикс. <text:span text:style-name="T1">Есть такая штука – внеклеточный матрикс. Это среда, в которой клетки находятся. Она выполняет механическую и коммуникационную фкнкцию и является основой соединительной ткани. Она регулярно обновляется, но некоторые ее компоненты обновляются реже, и в них могут накапливаться повреждения. Это приводит к становлению матрикса более жестким, что влияет на работу клеток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09:54:39.752872458</meta:creation-date>
    <dc:date>2020-08-20T11:35:06.893007117</dc:date>
    <meta:editing-duration>PT1H9M56S</meta:editing-duration>
    <meta:editing-cycles>1</meta:editing-cycles>
    <meta:document-statistic meta:table-count="0" meta:image-count="0" meta:object-count="0" meta:page-count="1" meta:paragraph-count="10" meta:word-count="236" meta:character-count="1944" meta:non-whitespace-character-count="1708"/>
    <meta:generator>LibreOffice/6.0.7.3$Linux_X86_64 LibreOffice_project/00m0$Build-3</meta:generator>
  </office:meta>
</office:document-meta>
</file>